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8b39c" officeooo:paragraph-rsid="0018b39c"/>
    </style:style>
    <style:style style:name="P2" style:family="paragraph" style:parent-style-name="Standard">
      <style:text-properties style:font-name="Arial" officeooo:rsid="001a251d" officeooo:paragraph-rsid="001a251d"/>
    </style:style>
    <style:style style:name="P3" style:family="paragraph" style:parent-style-name="Standard">
      <style:text-properties style:font-name="Arial" officeooo:rsid="001a251d" officeooo:paragraph-rsid="001b82fb"/>
    </style:style>
    <style:style style:name="P4" style:family="paragraph" style:parent-style-name="Standard">
      <style:text-properties style:font-name="Arial" officeooo:rsid="001b82fb" officeooo:paragraph-rsid="001b82fb"/>
    </style:style>
    <style:style style:name="P5" style:family="paragraph" style:parent-style-name="Standard">
      <style:text-properties style:font-name="Arial" officeooo:rsid="001d0e12" officeooo:paragraph-rsid="001d0e12"/>
    </style:style>
    <style:style style:name="P6" style:family="paragraph" style:parent-style-name="Standard">
      <style:text-properties style:font-name="Arial" officeooo:rsid="001e6d28" officeooo:paragraph-rsid="001e6d28"/>
    </style:style>
    <style:style style:name="P7" style:family="paragraph" style:parent-style-name="Standard">
      <style:text-properties style:font-name="Arial" officeooo:rsid="001eaa78" officeooo:paragraph-rsid="001eaa78"/>
    </style:style>
    <style:style style:name="P8" style:family="paragraph" style:parent-style-name="Standard">
      <style:text-properties style:font-name="Arial" officeooo:rsid="001f832e" officeooo:paragraph-rsid="001f832e"/>
    </style:style>
    <style:style style:name="P9" style:family="paragraph" style:parent-style-name="Standard">
      <style:text-properties style:font-name="Arial" officeooo:rsid="0025e3e7" officeooo:paragraph-rsid="0025e3e7"/>
    </style:style>
    <style:style style:name="P10" style:family="paragraph" style:parent-style-name="Standard">
      <style:paragraph-properties fo:text-align="center" style:justify-single-word="false"/>
      <style:text-properties fo:color="#800000" style:font-name="Arial" fo:font-weight="bold" officeooo:rsid="0018b39c" officeooo:paragraph-rsid="0018b39c" style:font-weight-asian="bold" style:font-weight-complex="bold"/>
    </style:style>
    <style:style style:name="P11" style:family="paragraph" style:parent-style-name="Standard">
      <style:paragraph-properties fo:text-align="center" style:justify-single-word="false"/>
      <style:text-properties fo:color="#800000" style:font-name="Arial" fo:font-weight="bold" officeooo:rsid="001d0e12" officeooo:paragraph-rsid="001d0e12" style:font-weight-asian="bold" style:font-weight-complex="bold"/>
    </style:style>
    <style:style style:name="P12" style:family="paragraph" style:parent-style-name="Standard">
      <style:paragraph-properties fo:text-align="center" style:justify-single-word="false"/>
      <style:text-properties fo:color="#800000" style:font-name="Arial" fo:font-weight="bold" officeooo:rsid="001e6d28" officeooo:paragraph-rsid="001e6d28" style:font-weight-asian="bold" style:font-weight-complex="bold"/>
    </style:style>
    <style:style style:name="P13" style:family="paragraph" style:parent-style-name="Standard">
      <style:paragraph-properties fo:padding-left="0cm" fo:padding-right="0cm" fo:padding-top="0cm" fo:padding-bottom="0.074cm" fo:border-left="none" fo:border-right="none" fo:border-top="none" fo:border-bottom="0.99pt solid #000000" style:join-border="false"/>
      <style:text-properties style:font-name="Arial" officeooo:rsid="001f832e" officeooo:paragraph-rsid="001f832e"/>
    </style:style>
    <style:style style:name="T1" style:family="text">
      <style:text-properties officeooo:rsid="001a251d"/>
    </style:style>
    <style:style style:name="T2" style:family="text">
      <style:text-properties officeooo:rsid="001b82fb"/>
    </style:style>
    <style:style style:name="T3" style:family="text">
      <style:text-properties officeooo:rsid="001f832e"/>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6abdd"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La légende de la Vraie Croix, cycle de fresques de Piero della Francesca </text:p>
      <text:p text:style-name="P11">Eglise Arezo </text:p>
      <text:p text:style-name="P1">- XVe siècle : réformes par des moines</text:p>
      <text:p text:style-name="P1">Peinture de la renaissance se développe, à ses propres codes. </text:p>
      <text:p text:style-name="P1">Piero della Francesca : très important, formation 1440 à florence, perspective </text:p>
      <text:p text:style-name="P1"/>
      <text:p text:style-name="P1">Cycle de la fresque : 1452 1456 : pb de datation </text:p>
      <text:p text:style-name="P1"/>
      <text:p text:style-name="P1">I/ l’oeuvre dans son espace </text:p>
      <text:p text:style-name="P1">1) eglise de San Francesco : construction simple → 1270 : Crucifix + choeur de la chapelle bacci</text:p>
      <text:p text:style-name="P1"/>
      <text:p text:style-name="P1">2) Famille Bacci</text:p>
      <text:p text:style-name="P1">à Arezo : marchand d’épices, fait construire chapelle, entretienne les œuvres </text:p>
      <text:p text:style-name="P1"/>
      <text:p text:style-name="P1">Peintre Florentin : <text:span text:style-name="T1">Bicci di</text:span> Lorenzo : les quatre évangiles <text:span text:style-name="T1">= détail de la voûte, les couleurs : rose jaune vert éclatante, position assis avec l livre et un ange dicte les bonnes paroles. </text:span></text:p>
      <text:p text:style-name="P1"/>
      <text:p text:style-name="P2">II) La légende de la Vraie croix, conception spirituelle ?</text:p>
      <text:p text:style-name="P2"/>
      <text:p text:style-name="P2">La Légende Dorée : Jacques Voragine : 1260 et jamais fini : légende dorée pour sa valeur </text:p>
      <text:p text:style-name="P2">C’est un instrument lithurgique très important </text:p>
      <text:p text:style-name="P2">Premier ouvrage français imprimer </text:p>
      <text:p text:style-name="P2"/>
      <text:p text:style-name="P2">Elle n’a pas une vraie chronologie, ensemble de peinture indissociable</text:p>
      <text:p text:style-name="P2">Le jugement premier : grande place dans la chapelle, épisode clef </text:p>
      <text:p text:style-name="P2"/>
      <text:p text:style-name="P2">La mort d’Adam : ton beige </text:p>
      <text:p text:style-name="P2">Annonciation : </text:p>
      <text:p text:style-name="P2">les franciscain : croisades </text:p>
      <text:p text:style-name="P2">espace important de l’église + décorer parfois car importante domnation : chapelle du transept ou du choeur <text:s/></text:p>
      <text:p text:style-name="P2"/>
      <text:p text:style-name="P2">3) une réalisation complexe</text:p>
      <text:p text:style-name="P2"/>
      <text:p text:style-name="P2">plusieurs technique mixte : tempera plus pigement et huile : pour avoir plus de temps pour les réalisé </text:p>
      <text:p text:style-name="P2"/>
      <text:p text:style-name="P2">Plusieurs techniques : </text:p>
      <text:p text:style-name="P2">fresco seco : eau de chaud … = technique de MA : moins durable car moins bonne adhérence : Piero della Francesca utilise souvent cette technique. </text:p>
      <text:p text:style-name="P2"/>
      <text:p text:style-name="P3"><text:span text:style-name="T2">→ victoire de Constantin sur Maxence à la bataille du pont Minus </text:span></text:p>
      <text:p text:style-name="P3"><text:span text:style-name="T2">1312 </text:span></text:p>
      <text:p text:style-name="P4">ombre cheveux, rivière à l’arrière plan </text:p>
      <text:p text:style-name="P4">gauche : armé Constantin </text:p>
      <text:p text:style-name="P4">droit : armé Maxence </text:p>
      <text:p text:style-name="P4">= force le spectateur à regarder </text:p>
      <text:p text:style-name="P4"/>
      <text:p text:style-name="P4">III Vision artistique et intellectuelle de Piero della Francesca </text:p>
      <text:p text:style-name="P4"/>
      <text:p text:style-name="P4">1) lumière couleur touche</text:p>
      <text:p text:style-name="P4"><text:soft-page-break/>voyage à Rome = apprend beaucoup et évolution </text:p>
      <text:p text:style-name="P4">→ songe de Constantin </text:p>
      <text:p text:style-name="P4">- assis entrain de rêver, un garde le surveille, clair-obscure</text:p>
      <text:p text:style-name="P4"/>
      <text:p text:style-name="P4">Compositions typologique non chronologique </text:p>
      <text:p text:style-name="P4">- liens entre les deux mur latéraux de la chapelle = deux paysages à l’arrière plan = symétrie = se répondent</text:p>
      <text:p text:style-name="P4">- deux scènes de combats qui se « parle »</text:p>
      <text:p text:style-name="P4">- deux scènes avec des femmes</text:p>
      <text:p text:style-name="P4">= dans toutes les scènes elles évoluent dans la perspective, les personnages sont structué par les éléments verticaux : arbres, croix … </text:p>
      <text:p text:style-name="P4">- plusieurs lieux sont représentés</text:p>
      <text:p text:style-name="P4"/>
      <text:p text:style-name="P4">3) le problème de la perspective</text:p>
      <text:p text:style-name="P4"/>
      <text:p text:style-name="P4">- beaucoup problème</text:p>
      <text:p text:style-name="P4">- a vue les fresques de Masaccio</text:p>
      <text:p text:style-name="P4">- œuvre monumental : les spectateurs doivent bouger pour tout voir, c’est pourquoi ils agrandi les œuvres pour différencier les plans et ne fait pas la profondeur de la scènes =</text:p>
      <text:p text:style-name="P5">nouvelle technique inventer par Piero della Francesca </text:p>
      <text:p text:style-name="P5"/>
      <text:p text:style-name="P5">CONCLUSION= cycle complexe par son intellectualisation de l’art Piero della Francesca qui résout le problèmes de la perspective, s’intéresse comme le spectateurs peut changer une oeuvre par son regard</text:p>
      <text:p text:style-name="P5">inspiration des cubistes et peinture du XXe </text:p>
      <text:p text:style-name="P3"><text:s/>________________________________________________________________________</text:p>
      <text:p text:style-name="P3"/>
      <text:p text:style-name="P12">Giovanni <text:s/>del Biondo 1356 98 &amp; Paolo di Govanni Fei 1335 1411</text:p>
      <text:p text:style-name="P6">- Trecento : XIVe siècle : nouvelle création : retable</text:p>
      <text:p text:style-name="P6">Aristes : Duccio, Cimabue </text:p>
      <text:p text:style-name="P6">Gothique international. </text:p>
      <text:p text:style-name="P6"/>
      <text:p text:style-name="P6">Ici : gothique tradif </text:p>
      <text:p text:style-name="P6"/>
      <text:p text:style-name="P6">Giovanni del Biondo : actif à Florence entre 1356 92 <text:s/></text:p>
      <text:p text:style-name="P6">Govanni Fei : siennois , s’inspre Martini <text:s/>… </text:p>
      <text:p text:style-name="P6"/>
      <text:p text:style-name="P6">I une tradition médiéval en mutation : </text:p>
      <text:p text:style-name="P6"/>
      <text:p text:style-name="P6">A) Iconographie chrétienne : </text:p>
      <text:p text:style-name="P6">→ Saint Jean Baptiste avec les dix épisodes de sa vie : beaucoup d’artistes reprennent épisode de leur vies. </text:p>
      <text:p text:style-name="P6">Saint JB baptise le Christ </text:p>
      <text:p text:style-name="P6">Figure de Saint JB évolue beaucoup : ermite, berger, philosophe … ici en tant qu’ermite </text:p>
      <text:p text:style-name="P6">S’inspire du retable du maître de Sainte Cécile </text:p>
      <text:p text:style-name="P6">Apparence de la perspective </text:p>
      <text:p text:style-name="P6"/>
      <text:p text:style-name="P6">→ Paolo di Giovanni Fei, la nativité de la vierge </text:p>
      <text:p text:style-name="P6">œuvre la plus importante entre le Trecento et Quatrocento </text:p>
      <text:p text:style-name="P6">Rappel Lorenzetti </text:p>
      <text:p text:style-name="P7">- compare : Pietro Lorenzetti</text:p>
      <text:p text:style-name="P7"><text:soft-page-break/>= vierge, tenu, nettoie enfant jésus, même pose, arc voûté médiéval </text:p>
      <text:p text:style-name="P7">= il s’y inspire pour créer son œuvre </text:p>
      <text:p text:style-name="P7"/>
      <text:p text:style-name="P7"/>
      <text:p text:style-name="P7">Bartolo di Fredi : une source d’inspiration </text:p>
      <text:p text:style-name="P7">- peintre siennois, fait beauoup d’oeuvre religieuse</text:p>
      <text:p text:style-name="P7">→ Adoration des Mages // Monaco Adoration des mages = ressemble beaucoup</text:p>
      <text:p text:style-name="P7">- utilie beaucoup des dorures pour donner de l’importance aux personnages</text:p>
      <text:p text:style-name="P7"><text:s/>Fei élève de Bartolo di Fredi : nimbe doré et très décorer : regard neutre </text:p>
      <text:p text:style-name="P7">art médiéval mais s’appropie leurs propres style </text:p>
      <text:p text:style-name="P7">- s’inspire : de la lumière, formes des personnages</text:p>
      <text:p text:style-name="P7"/>
      <text:p text:style-name="P7">II) Une appropriation de leur styles</text:p>
      <text:p text:style-name="P7"/>
      <text:p text:style-name="P7">→ Giovanni dei Biondo, Matyr de Saint Sebastien et scènes de la vie du saint </text:p>
      <text:p text:style-name="P7">- Saint Seb : flèches partout, dorure, violence</text:p>
      <text:p text:style-name="P7">= andrea montegna saint <text:span text:style-name="T3">S</text:span>ébastien : mieux traité, beau idéal antique, colonnes, on voit pas la scène de violence </text:p>
      <text:p text:style-name="P7"/>
      <text:p text:style-name="P7">→Paolo di Giovanni Fei <text:s/><text:span text:style-name="T4">Présentation de la vierge au temple</text:span> <text:s/>pour chapelle saint pierre </text:p>
      <text:p text:style-name="P7">- dans un temple : modernisation : aide spectateur contemporain</text:p>
      <text:p text:style-name="P8">= s’inspire de Giovanni di Paolo,<text:span text:style-name="T4"> Présentation de Jésus au temple =</text:span><text:span text:style-name="T5"> moins de personnages </text:span></text:p>
      <text:p text:style-name="P8"><text:span text:style-name="T5"/></text:p>
      <text:p text:style-name="P8"><text:span text:style-name="T5">= chacun à son style + école siennoise et florentine </text:span></text:p>
      <text:p text:style-name="P8"><text:span text:style-name="T5"/></text:p>
      <text:p text:style-name="P8"><text:span text:style-name="T5">III) Sienne et Florence : deux villes ancrées dans l’art</text:span></text:p>
      <text:p text:style-name="P8"><text:span text:style-name="T5"/></text:p>
      <text:p text:style-name="P8"><text:span text:style-name="T5">→ Giovanni dei Biondo </text:span><text:span text:style-name="T4">La Vierge de l’apocalypse avec Saints et Anges</text:span><text:span text:style-name="T5"> : vierge entouré de 4 saints et 4 saintes : saint François d’assise, saint Laurent(grille), saint Antoine (livre et bâton) saint Etienne (livre) &amp; femmes : gauches : Claire d’Assise (Lys), Brigitte de Suède(coeur) Marie Madeleine </text:span></text:p>
      <text:p text:style-name="P8"><text:span text:style-name="T5">- symétrie = architecturer</text:span></text:p>
      <text:p text:style-name="P8"><text:span text:style-name="T5"/></text:p>
      <text:p text:style-name="P8"><text:span text:style-name="T5">→ Paolo di Giovanni Fei, l’assomption de la vierge </text:span></text:p>
      <text:p text:style-name="P8"><text:span text:style-name="T5">- montre l’esprit de la vierge</text:span></text:p>
      <text:p text:style-name="P8"><text:span text:style-name="T5">- anges musique + parchemin</text:span></text:p>
      <text:p text:style-name="P8"><text:span text:style-name="T5">- apôtres tombe de Marie = fleur = content d’avoir des fleurs et pas le corps mort</text:span></text:p>
      <text:p text:style-name="P8"><text:span text:style-name="T5"/></text:p>
      <text:p text:style-name="P8"><text:span text:style-name="T5">SIENNE // FLORENCE <text:s/></text:span></text:p>
      <text:p text:style-name="P8"><text:span text:style-name="T5">- liens : arcs, dorure, nimbes</text:span></text:p>
      <text:p text:style-name="P8"><text:span text:style-name="T5"/></text:p>
      <text:p text:style-name="P8"><text:span text:style-name="T5">CONCLUSION : les deux artistes montrent une évolution du Trecento, ils s’appropie leur propre style dans leurs différentes école </text:span></text:p>
      <text:p text:style-name="P13"><text:span text:style-name="T5"/></text:p>
      <text:p text:style-name="P9"><text:span text:style-name="T5">Raphaël : </text:span></text:p>
      <text:p text:style-name="P9"><text:span text:style-name="T5">A la Renaissance : débat sur l’imitation, parmi les hommes de lettres &amp; arts </text:span></text:p>
      <text:p text:style-name="P9"><text:span text:style-name="T5">Thème de l’imitation des anciens s’inspire mais aussi des modernes et des imitations de la nature. C’est la découverte et le culte des anciens qui engendre la réaction des moderne et l’idée de la compétition entre les classiques. Les artistes doivent être dynamique quand ils copient, il ne doit pas chercher à copier des formes déterminer mais plutot d redécouvrir </text:span><text:soft-page-break/><text:span text:style-name="T5">le processus qui avait permit à la création. <text:s/>La personnalité de Rahpael est adapté à ce type dedialogue avec les modèles. </text:span></text:p>
      <text:p text:style-name="P9"><text:span text:style-name="T5">- Vasari  « étudiant les œuvres des maîtres anciens et ceux des modernes il prit le meilleur de tous et, l’ayant rassembler enrichi l’art de la peinture à cette perfection toute entière que connu autre fois les figures d’Apollon et de Zeus »</text:span></text:p>
      <text:p text:style-name="P9"><text:span text:style-name="T5">Le peintre se tourne vers l’étude des œuvres et la manière de son maître, son processus d’imitation a toujours été soutenu et guidé par une conscience critique (qu’on essais de le comprendre) aigu et un contrôle continu de l’élément naturel. </text:span></text:p>
      <text:p text:style-name="P9"><text:span text:style-name="T5">A Florence, Raphael, découvre Léonard et Michel-Ange , n’entraîne pas son changement d’analyse d’une œuvre, la une capacité à s’emparer d’une logique constructive des modèles en assimilant les capacité et minitique et expression des mouvement + de l’âme. Traduit la complexité par des rythme plus fluide et plus nature dans les moindre détails : étudie Michel-Ange comme si modèle vivants (varie pose et proportion). Il s’affirme lui-même en faisant des traits synthétique </text:span><text:span text:style-name="T6">et s’affirme en faisant des repentir répété (donne dessin plus libre), elles proposent des variants de tel sorte que l’images acquéri un style propre. Il essait de dépasser sa copie. </text:span></text:p>
      <text:p text:style-name="P9"><text:span text:style-name="T5"/></text:p>
      <text:p text:style-name="P9"><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3:35:11.489000000</meta:creation-date>
    <meta:generator>LibreOffice/5.3.7.2$Windows_X86_64 LibreOffice_project/6b8ed514a9f8b44d37a1b96673cbbdd077e24059</meta:generator>
    <dc:date>2018-03-19T15:29:18.306000000</dc:date>
    <meta:editing-duration>PT14M3S</meta:editing-duration>
    <meta:editing-cycles>3</meta:editing-cycles>
    <meta:document-statistic meta:table-count="0" meta:image-count="0" meta:object-count="0" meta:page-count="4" meta:paragraph-count="101" meta:word-count="1222" meta:character-count="7358" meta:non-whitespace-character-count="6160"/>
  </office:meta>
</office:document-meta>
</file>